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F000003512CD6A73A749255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100%" draw:fill-color="#808080" draw:opacity="10%" draw:textarea-horizontal-align="justify" draw:textarea-vertical-align="middle" draw:auto-grow-height="false" fo:min-height="5.908cm" fo:min-width="3.24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23f62" draw:marker-start-width="0.252cm" draw:marker-end-width="0.252cm" svg:stroke-opacity="100%" draw:opacity="30%" draw:textarea-horizontal-align="justify" draw:textarea-vertical-align="middle" draw:auto-grow-height="false" fo:min-height="0.471cm" fo:min-width="0.09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8e03a3" draw:marker-start-width="0.252cm" draw:marker-end-width="0.252cm" svg:stroke-opacity="100%" draw:fill-color="#f2cbf8" draw:opacity="30%" draw:textarea-horizontal-align="justify" draw:textarea-vertical-align="middle" draw:auto-grow-height="false" fo:min-height="0.471cm" fo:min-width="0.09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106802" draw:marker-start-width="0.252cm" draw:marker-end-width="0.252cm" svg:stroke-opacity="100%" draw:fill-color="#ccf4c6" draw:opacity="30%" draw:textarea-horizontal-align="justify" draw:textarea-vertical-align="middle" draw:auto-grow-height="false" fo:min-height="0.515cm" fo:min-width="0.101cm" fo:padding-top="0.142cm" fo:padding-bottom="0.142cm" fo:padding-left="0.267cm" fo:padding-right="0.267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">
      <style:graphic-properties svg:stroke-width="0.035cm" svg:stroke-color="#876900" draw:marker-start-width="0.252cm" draw:marker-end-width="0.252cm" svg:stroke-opacity="100%" draw:fill-color="#fde9a9" draw:opacity="30%" draw:textarea-horizontal-align="justify" draw:textarea-vertical-align="middle" draw:auto-grow-height="false" fo:min-height="0.515cm" fo:min-width="0.10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8e03a3" draw:marker-start-width="0.252cm" draw:marker-end-width="0.252cm" svg:stroke-opacity="100%" draw:fill-color="#f2cbf8" draw:opacity="30%" draw:textarea-horizontal-align="justify" draw:textarea-vertical-align="middle" draw:auto-grow-height="false" fo:min-height="2.334cm" fo:min-width="3.27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106802" draw:marker-start-width="0.252cm" draw:marker-end-width="0.252cm" svg:stroke-opacity="100%" draw:fill-color="#ccf4c6" draw:opacity="30%" draw:textarea-horizontal-align="justify" draw:textarea-vertical-align="middle" draw:auto-grow-height="false" fo:min-height="2.244cm" fo:min-width="3.29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876900" draw:marker-start-width="0.252cm" draw:marker-end-width="0.252cm" svg:stroke-opacity="100%" draw:fill-color="#fde9a9" draw:opacity="30%" draw:textarea-horizontal-align="justify" draw:textarea-vertical-align="middle" draw:auto-grow-height="false" fo:min-height="17.224cm" fo:min-width="6.924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876900" draw:marker-start-width="0.252cm" draw:marker-end-width="0.252cm" svg:stroke-opacity="100%" draw:fill-color="#fde9a9" draw:opacity="30%" draw:textarea-horizontal-align="justify" draw:textarea-vertical-align="middle" draw:auto-grow-height="false" fo:min-height="5.421cm" fo:min-width="11.719cm" fo:padding-top="0.142cm" fo:padding-bottom="0.142cm" fo:padding-left="0.267cm" fo:padding-right="0.267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width="0.035cm" svg:stroke-color="#8e03a3" draw:marker-start-width="0.252cm" draw:marker-end-width="0.252cm" svg:stroke-opacity="100%" draw:fill-color="#f2cbf8" draw:opacity="30%" draw:textarea-horizontal-align="justify" draw:textarea-vertical-align="middle" draw:auto-grow-height="false" fo:min-height="3.236cm" fo:min-width="3.17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23f62" draw:marker-start-width="0.252cm" draw:marker-end-width="0.252cm" svg:stroke-opacity="100%" draw:opacity="30%" draw:textarea-horizontal-align="justify" draw:textarea-vertical-align="middle" draw:auto-grow-height="false" fo:min-height="0.457cm" fo:min-width="2.985cm" fo:padding-top="0.142cm" fo:padding-bottom="0.142cm" fo:padding-left="0.267cm" fo:padding-right="0.267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/>
    </style:style>
    <style:style style:name="P3" style:family="paragraph">
      <loext:graphic-properties draw:fill-color="#808080" draw:opacity="10%"/>
      <style:paragraph-properties fo:text-align="center"/>
    </style:style>
    <style:style style:name="P4" style:family="paragraph">
      <loext:graphic-properties draw:opacity="30%"/>
      <style:paragraph-properties fo:text-align="center"/>
    </style:style>
    <style:style style:name="P5" style:family="paragraph">
      <loext:graphic-properties draw:fill-color="#f2cbf8" draw:opacity="30%"/>
      <style:paragraph-properties fo:text-align="center"/>
    </style:style>
    <style:style style:name="P6" style:family="paragraph">
      <loext:graphic-properties draw:fill-color="#ccf4c6" draw:opacity="3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DejaVu Sans Mono1" fo:font-size="24.8999996185303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DejaVu Sans Mono1" fo:font-size="24.8999996185303pt" style:letter-kerning="true" style:font-name-asian="Noto Sans CJK SC" style:font-size-asian="14pt" style:font-name-complex="Lohit Devanagari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21.2999992370605pt" style:font-size-asian="12pt" style:font-size-complex="12pt"/>
    </style:style>
    <style:style style:name="P10" style:family="paragraph">
      <loext:graphic-properties draw:fill-color="#fde9a9" draw:opacity="30%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 Mono1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5.75cm" svg:height="27.014cm" svg:x="0cm" svg:y="0.5cm">
          <draw:image xlink:href="Pictures/10000201000001EF000003512CD6A73A7492551B.png" xlink:type="simple" xlink:show="embed" xlink:actuate="onLoad" loext:mime-type="image/png">
            <text:p/>
          </draw:image>
        </draw:frame>
        <draw:frame draw:style-name="gr2" draw:text-style-name="P2" draw:layer="layout" svg:width="3.487cm" svg:height="0.831cm" svg:x="1.313cm" svg:y="14.653cm">
          <draw:text-box>
            <text:p><text:span text:style-name="T1">Reporting</text:span></text:p>
          </draw:text-box>
        </draw:frame>
        <draw:g>
          <draw:custom-shape draw:style-name="gr3" draw:text-style-name="P3" draw:layer="layout" svg:width="4.184cm" svg:height="6.6cm" draw:transform="skewX (-0.00506145483078355) translate (0.283cm 9.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0.692cm" svg:height="0.821cm" draw:transform="skewX (-0.00488692190558412) translate (0.6cm 11.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692cm" svg:height="0.821cm" draw:transform="skewX (-0.00488692190558412) translate (0.6cm 10.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0.703cm" svg:height="0.867cm" draw:transform="skewX (-0.00453785605518526) translate (0.589cm 13.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7" draw:layer="layout" svg:width="1.457cm" svg:height="0.831cm" svg:x="1.28cm" svg:y="10.554cm">
            <draw:text-box>
              <text:p><text:span text:style-name="T1">WMS</text:span></text:p>
            </draw:text-box>
          </draw:frame>
          <draw:frame draw:style-name="gr2" draw:text-style-name="P2" draw:layer="layout" svg:width="1.88cm" svg:height="0.831cm" svg:x="1.289cm" svg:y="11.907cm">
            <draw:text-box>
              <text:p><text:span text:style-name="T1">PTMS</text:span></text:p>
            </draw:text-box>
          </draw:frame>
          <draw:frame draw:style-name="gr7" draw:text-style-name="P8" draw:layer="layout" svg:width="1.319cm" svg:height="0.581cm" svg:x="1.589cm" svg:y="13.373cm">
            <draw:text-box>
              <text:p><text:span text:style-name="T1">TMS</text:span></text:p>
            </draw:text-box>
          </draw:frame>
          <draw:frame draw:style-name="gr8" draw:text-style-name="P9" draw:layer="layout" svg:width="2.213cm" svg:height="0.8cm" svg:x="1.1cm" svg:y="9.2cm">
            <draw:text-box>
              <text:p><text:span text:style-name="T2">Légende</text:span></text:p>
            </draw:text-box>
          </draw:frame>
          <draw:custom-shape draw:style-name="gr9" draw:text-style-name="P10" draw:layer="layout" svg:width="0.703cm" svg:height="0.867cm" draw:transform="skewX (-0.00453785605518526) translate (0.589cm 14.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5" draw:layer="layout" svg:width="4.092cm" svg:height="2.9cm" draw:transform="skewX (-0.00523598775598299) translate (3.101cm 0.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4.097cm" svg:height="2.8cm" draw:transform="skewX (-0.00506145483078355) translate (10.689cm 0.3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8.264cm" svg:height="18.314cm" draw:transform="skewX (-0.00506145483078355) translate (4.689cm 9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2.869cm" svg:height="6.321cm" draw:transform="skewX (-0.00506145483078355) translate (0.161cm 21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15.75cm" svg:height="27.014cm" svg:x="0cm" svg:y="0.5cm">
          <draw:image xlink:href="Pictures/10000201000001EF000003512CD6A73A7492551B.png" xlink:type="simple" xlink:show="embed" xlink:actuate="onLoad" loext:mime-type="image/png">
            <text:p/>
          </draw:image>
        </draw:frame>
        <draw:frame draw:style-name="gr2" draw:text-style-name="P2" draw:layer="layout" svg:width="3.487cm" svg:height="0.831cm" svg:x="1.313cm" svg:y="14.653cm">
          <draw:text-box>
            <text:p><text:span text:style-name="T1">Reporting</text:span></text:p>
          </draw:text-box>
        </draw:frame>
        <draw:custom-shape draw:style-name="gr3" draw:text-style-name="P3" draw:layer="layout" svg:width="4.184cm" svg:height="6.6cm" draw:transform="skewX (-0.00506145483078355) translate (0.283cm 9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92cm" svg:height="0.821cm" draw:transform="skewX (-0.00488692190558412) translate (0.6cm 1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692cm" svg:height="0.821cm" draw:transform="skewX (-0.00488692190558412) translate (0.6cm 10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703cm" svg:height="0.867cm" draw:transform="skewX (-0.00453785605518526) translate (0.589cm 13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1.457cm" svg:height="0.831cm" svg:x="1.28cm" svg:y="10.554cm">
          <draw:text-box>
            <text:p><text:span text:style-name="T1">WMS</text:span></text:p>
          </draw:text-box>
        </draw:frame>
        <draw:frame draw:style-name="gr2" draw:text-style-name="P2" draw:layer="layout" svg:width="1.88cm" svg:height="0.831cm" svg:x="1.289cm" svg:y="11.907cm">
          <draw:text-box>
            <text:p><text:span text:style-name="T1">PTMS</text:span></text:p>
          </draw:text-box>
        </draw:frame>
        <draw:frame draw:style-name="gr15" draw:text-style-name="P8" draw:layer="layout" svg:width="1.319cm" svg:height="0.581cm" svg:x="1.589cm" svg:y="13.373cm">
          <draw:text-box>
            <text:p><text:span text:style-name="T1">TMS</text:span></text:p>
          </draw:text-box>
        </draw:frame>
        <draw:frame draw:style-name="gr8" draw:text-style-name="P9" draw:layer="layout" svg:width="2.213cm" svg:height="0.8cm" svg:x="1.1cm" svg:y="9.2cm">
          <draw:text-box>
            <text:p><text:span text:style-name="T2">Légende</text:span></text:p>
          </draw:text-box>
        </draw:frame>
        <draw:custom-shape draw:style-name="gr9" draw:text-style-name="P10" draw:layer="layout" svg:width="0.703cm" svg:height="0.867cm" draw:transform="skewX (-0.00453785605518526) translate (0.589cm 14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4.092cm" svg:height="3.9cm" draw:transform="skewX (-0.00523598775598299) translate (3.101cm 0.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4.097cm" svg:height="2.8cm" draw:transform="skewX (-0.00506145483078355) translate (10.689cm 0.3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8.264cm" svg:height="18.314cm" draw:transform="skewX (-0.00506145483078355) translate (4.689cm 9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2.869cm" svg:height="6.321cm" draw:transform="skewX (-0.00506145483078355) translate (0.161cm 21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3.599cm" svg:height="0.821cm" draw:transform="skewX (-0.00488692190558412) translate (3.354cm 3.1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8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5cm" svg:x="0.786cm" svg:y="1.116cm" presentation:class="title" presentation:placeholder="true">
        <draw:text-box/>
      </draw:frame>
      <draw:frame presentation:style-name="Standard-outline1" draw:layer="backgroundobjects" svg:width="14.174cm" svg:height="16.238cm" svg:x="0.786cm" svg:y="6.549cm" presentation:class="outline" presentation:placeholder="true">
        <draw:text-box/>
      </draw:frame>
      <draw:frame presentation:style-name="Mpr1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9:42:22.678128759</meta:creation-date>
    <dc:date>2022-04-19T12:41:48.358377032</dc:date>
    <meta:editing-duration>PT6H52M51S</meta:editing-duration>
    <meta:editing-cycles>6</meta:editing-cycles>
    <meta:generator>LibreOffice/6.4.7.2$Linux_X86_64 LibreOffice_project/40$Build-2</meta:generator>
    <meta:document-statistic meta:object-count="57"/>
  </office:meta>
</office:document-meta>
</file>